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333c3" officeooo:paragraph-rsid="001333c3"/>
    </style:style>
    <style:style style:name="P2" style:family="paragraph" style:parent-style-name="Standard">
      <style:text-properties style:font-name="Arial" fo:font-weight="bold" officeooo:rsid="0012bc9c" officeooo:paragraph-rsid="0012bc9c" style:font-weight-asian="bold" style:font-weight-complex="bold"/>
    </style:style>
    <style:style style:name="P3" style:family="paragraph" style:parent-style-name="Standard">
      <style:text-properties style:font-name="Arial" fo:font-weight="bold" officeooo:rsid="001333c3" officeooo:paragraph-rsid="001333c3" style:font-weight-asian="bold" style:font-weight-complex="bold"/>
    </style:style>
    <style:style style:name="P4" style:family="paragraph" style:parent-style-name="Standard">
      <style:text-properties style:font-name="Arial" officeooo:rsid="0010c04a" officeooo:paragraph-rsid="0012bc9c"/>
    </style:style>
    <style:style style:name="P5" style:family="paragraph" style:parent-style-name="Standard">
      <style:text-properties style:font-name="Arial" officeooo:rsid="0010c04a" officeooo:paragraph-rsid="0010c04a"/>
    </style:style>
    <style:style style:name="P6" style:family="paragraph" style:parent-style-name="Standard">
      <style:text-properties style:font-name="Arial" officeooo:rsid="0010c04a" officeooo:paragraph-rsid="0012a228"/>
    </style:style>
    <style:style style:name="P7" style:family="paragraph" style:parent-style-name="Standard">
      <style:text-properties style:font-name="Arial" officeooo:rsid="0010c04a" officeooo:paragraph-rsid="0012bc9c" fo:background-color="#ffff00"/>
    </style:style>
    <style:style style:name="P8" style:family="paragraph" style:parent-style-name="Standard">
      <style:text-properties style:font-name="Arial" officeooo:rsid="0010c04a" officeooo:paragraph-rsid="0010c04a" fo:background-color="#ffff00"/>
    </style:style>
    <style:style style:name="P9" style:family="paragraph" style:parent-style-name="Standard">
      <style:text-properties style:font-name="Arial" officeooo:rsid="0012a228" officeooo:paragraph-rsid="0012a228" fo:background-color="#ffff00"/>
    </style:style>
    <style:style style:name="P10" style:family="paragraph" style:parent-style-name="Standard">
      <style:text-properties style:font-name="Arial" officeooo:rsid="0012a228" officeooo:paragraph-rsid="0012bc9c"/>
    </style:style>
    <style:style style:name="P11" style:family="paragraph" style:parent-style-name="Standard">
      <style:text-properties style:font-name="Arial" officeooo:rsid="0012a228" officeooo:paragraph-rsid="0012a228"/>
    </style:style>
    <style:style style:name="P12" style:family="paragraph" style:parent-style-name="Standard">
      <style:text-properties style:font-name="Arial" fo:font-weight="normal" officeooo:rsid="0012a228" officeooo:paragraph-rsid="0012bc9c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12bc9c" officeooo:paragraph-rsid="0012bc9c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1333c3" officeooo:paragraph-rsid="001333c3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18d8bc" officeooo:paragraph-rsid="0018d8bc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6pt" fo:font-weight="bold" officeooo:rsid="001333c3" officeooo:paragraph-rsid="001333c3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20pt" fo:font-weight="bold" officeooo:rsid="001333c3" officeooo:paragraph-rsid="001333c3" style:font-size-asian="20pt" style:font-weight-asian="bold" style:font-size-complex="20pt" style:font-weight-complex="bold"/>
    </style:style>
    <style:style style:name="P18" style:family="paragraph" style:parent-style-name="Standard">
      <style:text-properties style:font-name="Arial" officeooo:rsid="00136837" officeooo:paragraph-rsid="00136837"/>
    </style:style>
    <style:style style:name="P19" style:family="paragraph" style:parent-style-name="Standard">
      <style:text-properties style:font-name="Arial" officeooo:rsid="0014dcb2" officeooo:paragraph-rsid="0014dcb2"/>
    </style:style>
    <style:style style:name="P20" style:family="paragraph" style:parent-style-name="Standard">
      <style:text-properties style:font-name="Arial" officeooo:rsid="0012a228" officeooo:paragraph-rsid="0012a228" fo:background-color="#ffffff"/>
    </style:style>
    <style:style style:name="P21" style:family="paragraph" style:parent-style-name="Standard">
      <style:text-properties style:font-name="Arial" officeooo:rsid="001642ab" officeooo:paragraph-rsid="001642ab"/>
    </style:style>
    <style:style style:name="P22" style:family="paragraph" style:parent-style-name="Standard">
      <style:text-properties style:font-name="Arial" officeooo:rsid="0017e1f7" officeooo:paragraph-rsid="0017e1f7"/>
    </style:style>
    <style:style style:name="P23" style:family="paragraph" style:parent-style-name="Standard">
      <style:paragraph-properties fo:break-before="page"/>
      <style:text-properties style:font-name="Arial" fo:font-weight="bold" officeooo:rsid="0012bc9c" officeooo:paragraph-rsid="0012bc9c" style:font-weight-asian="bold" style:font-weight-complex="bold"/>
    </style:style>
    <style:style style:name="P24" style:family="paragraph" style:parent-style-name="Standard">
      <style:paragraph-properties fo:break-before="page"/>
      <style:text-properties style:font-name="Arial" fo:font-weight="bold" officeooo:rsid="0010c04a" officeooo:paragraph-rsid="0010c04a" style:font-weight-asian="bold" style:font-weight-complex="bold"/>
    </style:style>
    <style:style style:name="P25" style:family="paragraph" style:parent-style-name="Standard">
      <style:paragraph-properties fo:break-before="page"/>
      <style:text-properties style:font-name="Arial" fo:font-weight="bold" officeooo:rsid="0010c04a" officeooo:paragraph-rsid="0012a228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Arial" fo:font-weight="bold" officeooo:rsid="0014dcb2" officeooo:paragraph-rsid="0014dcb2" style:font-weight-asian="bold" style:font-weight-complex="bold"/>
    </style:style>
    <style:style style:name="T1" style:family="text">
      <style:text-properties officeooo:rsid="0012a228"/>
    </style:style>
    <style:style style:name="T2" style:family="text">
      <style:text-properties officeooo:rsid="0012bc9c"/>
    </style:style>
    <style:style style:name="T3" style:family="text">
      <style:text-properties officeooo:rsid="001333c3"/>
    </style:style>
    <style:style style:name="T4" style:family="text">
      <style:text-properties officeooo:rsid="00136837"/>
    </style:style>
    <style:style style:name="T5" style:family="text">
      <style:text-properties officeooo:rsid="0014dcb2"/>
    </style:style>
    <style:style style:name="T6" style:family="text">
      <style:text-properties officeooo:rsid="0017e1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2023 Spring CPSC 240</text:p>
      <text:p text:style-name="P16">Assignment 5: Data Validation</text:p>
      <text:p text:style-name="P1"/>
      <text:p text:style-name="P1"/>
      <text:p text:style-name="P1"/>
      <text:p text:style-name="P3">Preview</text:p>
      <text:p text:style-name="P1"/>
      <text:p text:style-name="P1">The goal of this assignment is to practice two techniques: validation of incoming num<text:span text:style-name="T4">bers and performance comparison of two versions of the sine function.</text:span></text:p>
      <text:p text:style-name="P1"/>
      <text:p text:style-name="P18">The positive aspect is that you only develop two source files: driver and manager.</text:p>
      <text:p text:style-name="P18"/>
      <text:p text:style-name="P18">The negative aspect is that two new subject are in the challenge version of the program.</text:p>
      <text:p text:style-name="P18"/>
      <text:p text:style-name="P18">In lecture we’ll cover validation of float number and the Taylor series for the sine function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Please continue to the next page.</text:p>
      <text:p text:style-name="P23">Baseline sample dialog</text:p>
      <text:p text:style-name="P2"/>
      <text:p text:style-name="P4">Welcome to Asterix Software Development Corporation</text:p>
      <text:p text:style-name="P4"/>
      <text:p text:style-name="P7">This <text:span text:style-name="T2">program</text:span> Sine Function <text:span text:style-name="T1">Benchmark</text:span> is maintained by Timmy Fernandez</text:p>
      <text:p text:style-name="P7"/>
      <text:p text:style-name="P7">Please enter your name: <text:s/>Chris Creel</text:p>
      <text:p text:style-name="P7"/>
      <text:p text:style-name="P7">It is nice to meet you Chris Creel. <text:s/>Please enter an angle number in degrees: <text:s/>22.5</text:p>
      <text:p text:style-name="P7"/>
      <text:p text:style-name="P7"><text:span text:style-name="T1">Thank you. <text:s/></text:span>Please enter the number of terms in a Taylor series to be computed: <text:s/>200</text:p>
      <text:p text:style-name="P7"/>
      <text:p text:style-name="P7">Thank you. <text:s/>The Taylor series will be used to compute the sine of your angle.</text:p>
      <text:p text:style-name="P7"/>
      <text:p text:style-name="P7">The computation completed in 395 tics and the computed value is 0.382683432</text:p>
      <text:p text:style-name="P10"/>
      <text:p text:style-name="P12">Thank you for using this program. <text:s/>Have a great day.</text:p>
      <text:p text:style-name="P12"/>
      <text:p text:style-name="P12">The driver program received this number <text:s/><text:span text:style-name="T2">395</text:span>. <text:s text:c="2"/>A zero will be returned to the OS. <text:s/>Bye.</text:p>
      <text:p text:style-name="P12"/>
      <text:p text:style-name="P12"/>
      <text:p text:style-name="P13">The yellow portion is produced by the assembly source file we have called manager.asm In the past.</text:p>
      <text:p text:style-name="P13"/>
      <text:p text:style-name="P13">Replace Timmy’s name with your own name</text:p>
      <text:p text:style-name="P13"/>
      <text:p text:style-name="P13">Yes, there are only two source files in this program, namely: driver and manager. <text:s/>The bash file is part of the program, <text:span text:style-name="T3">but it is not called a source file. <text:s/>Its other name is script file. <text:s/>Therefore, this program has 3 files to be submitted.</text:span></text:p>
      <text:p text:style-name="P13"/>
      <text:p text:style-name="P14">The language of the driver is C++ or C. <text:s/>You pick one. <text:s text:c="2"/>To enhance your value in the job market you should pick C, but again that’s your choice.</text:p>
      <text:p text:style-name="P14"/>
      <text:p text:style-name="P15">Don’t forget to convert the number in degrees to a number in radians. <text:s/>Then apply the Taylor series to the number in radians.</text:p>
      <text:p text:style-name="P24">Sample challenge dialog</text:p>
      <text:p text:style-name="P5"/>
      <text:p text:style-name="P5">Welcome to Asterix Software Development Corporation</text:p>
      <text:p text:style-name="P5"/>
      <text:p text:style-name="P5">This <text:span text:style-name="T6">program</text:span> Sine Function <text:span text:style-name="T1">Benchmark</text:span> is maintained by Timmy Fernandez</text:p>
      <text:p text:style-name="P5"/>
      <text:p text:style-name="P8">Please enter your name: <text:s/>Chris Creel</text:p>
      <text:p text:style-name="P8"/>
      <text:p text:style-name="P8">It is nice to meet you Chris Creel. <text:s/>Please enter an angle number in degrees: <text:s/>22.5</text:p>
      <text:p text:style-name="P8"/>
      <text:p text:style-name="P8"><text:span text:style-name="T1">Thank you. <text:s/></text:span>Please enter the number of terms in a Taylor series to be computed: <text:s/>20</text:p>
      <text:p text:style-name="P8"/>
      <text:p text:style-name="P8">Thank you. <text:s/>The Taylor series will be used to compute the sine of your angle.</text:p>
      <text:p text:style-name="P8"/>
      <text:p text:style-name="P8">The computation completed in 395 tics and the computed value is 0.382683432</text:p>
      <text:p text:style-name="P5"/>
      <text:p text:style-name="P9">Next the sine of 22.499999995 will be computed by the function “sin” in the library &lt;math.h&gt;.</text:p>
      <text:p text:style-name="P9"/>
      <text:p text:style-name="P9">The computation completed in 448 tics and gave the value 0.382683991</text:p>
      <text:p text:style-name="P11"/>
      <text:p text:style-name="P11">Thank you for using this program. <text:s/>Have a great day.</text:p>
      <text:p text:style-name="P11"/>
      <text:p text:style-name="P11">The driver program received this number <text:s/><text:span text:style-name="T4">395</text:span>. <text:s text:c="2"/>A zero will be returned to the OS. <text:s/>Bye.</text:p>
      <text:p text:style-name="P11"/>
      <text:p text:style-name="P11">//<text:span text:style-name="T4">End of sample dialog</text:span></text:p>
      <text:p text:style-name="P11"/>
      <text:p text:style-name="P11"/>
      <text:p text:style-name="P11"/>
      <text:p text:style-name="P11"/>
      <text:p text:style-name="P18">We will discover w<text:span text:style-name="T6">hich</text:span> function executes faster: <text:span text:style-name="T5">your</text:span><text:span text:style-name="T6">s</text:span><text:span text:style-name="T5"> or the one in &lt;math.h&gt;.</text:span></text:p>
      <text:p text:style-name="P18"/>
      <text:p text:style-name="P19">We will also discover if the two functions produce the same value.</text:p>
      <text:p text:style-name="P19"/>
      <text:p text:style-name="P19">In lecture we can talk about some horrible rumors about function in the math library, and how they are able to execute so fast.</text:p>
      <text:p text:style-name="P18"/>
      <text:p text:style-name="P19">Concept discussion: <text:s/>Suppose we want the sine value to be accurate to 8 decimal digits on the of the point. <text:s text:c="2"/>How many terms should be included in the Taylor series. <text:s/>Assume that the input value x lies between 0.0 and 2π.</text:p>
      <text:p text:style-name="P25">Sample challenge dialog <text:span text:style-name="T1">with input errors</text:span></text:p>
      <text:p text:style-name="P6"/>
      <text:p text:style-name="P6">Welcome to Asterix Software Development Corporation</text:p>
      <text:p text:style-name="P6"/>
      <text:p text:style-name="P6">This named Sine Function <text:span text:style-name="T1">Benchmark</text:span> is maintained by Timmy Fernandez</text:p>
      <text:p text:style-name="P6"/>
      <text:p text:style-name="P6">Please enter your name: <text:s/>Chris Creel</text:p>
      <text:p text:style-name="P6"/>
      <text:p text:style-name="P6">It is nice to meet you Chris Creel. <text:s/>Please enter an angle number in degrees: <text:s/>22.<text:span text:style-name="T1">W5</text:span></text:p>
      <text:p text:style-name="P11">Invalid. Please try again: <text:s/>22R.99</text:p>
      <text:p text:style-name="P11">Invalid. <text:s/>Please try again <text:s/>22.57.81</text:p>
      <text:p text:style-name="P11">Invalid. <text:s/>Please try again <text:s/>35.0</text:p>
      <text:p text:style-name="P6"/>
      <text:p text:style-name="P6"><text:span text:style-name="T1">Thank you. <text:s/></text:span>Please enter the number of terms in a Taylor series to be computed: <text:s/>2<text:span text:style-name="T5">5</text:span></text:p>
      <text:p text:style-name="P6"/>
      <text:p text:style-name="P6">Thank you. <text:s/>The Taylor series will be used to compute the sine of your angle.</text:p>
      <text:p text:style-name="P6"/>
      <text:p text:style-name="P6">The computation completed in 395 tics and the computed value is 0.382683432</text:p>
      <text:p text:style-name="P6"/>
      <text:p text:style-name="P20">Next the sine of 22.499999995 will be computed by the function “sin” in the math library.</text:p>
      <text:p text:style-name="P20"/>
      <text:p text:style-name="P20">The computation completed in 448 tics and gave the value 0.382683991</text:p>
      <text:p text:style-name="P11"/>
      <text:p text:style-name="P11">Thank you for using this program. <text:s/>Have a great day.</text:p>
      <text:p text:style-name="P11"/>
      <text:p text:style-name="P11">The driver program received this number 0.382683433487. <text:s text:c="2"/>A zero will be returned to the OS. <text:s/>Bye.</text:p>
      <text:p text:style-name="P11"/>
      <text:p text:style-name="P11"/>
      <text:p text:style-name="P11">//<text:span text:style-name="T5">End of sample dialog</text:span></text:p>
      <text:p text:style-name="P11"/>
      <text:p text:style-name="P11"/>
      <text:p text:style-name="P11"/>
      <text:p text:style-name="P11"/>
      <text:p text:style-name="P26">Conclusion</text:p>
      <text:p text:style-name="P19"/>
      <text:p text:style-name="P21">You may program the baseline and submit it for points. <text:s/>At a later time you may program the challenge and submit it for additional points.</text:p>
      <text:p text:style-name="P21"/>
      <text:p text:style-name="P21">Also, you may skip the baseline and go directly to the challenge and submit once for all the points.</text:p>
      <text:p text:style-name="P21"/>
      <text:p text:style-name="P21">The baseline requires 3 files. <text:s/>The challenge requires more.</text:p>
      <text:p text:style-name="P21"/>
      <text:p text:style-name="P21">When you’re done test the bash file at least one in a Linux terminal window. <text:s/>Even if it looks good in a window’s file editor it is still wrong when I go to execute the program. <text:s/>The usual culprit is the lines terminate with carriage return in windows. <text:s/>Carriage return will produce lots of errors when I run your programmed</text:p>
      <text:p text:style-name="P21"/>
      <text:p text:style-name="P21">Send all the source files to me at the usual place: <text:s/>holliday@fullerton.edu </text:p>
      <text:p text:style-name="P21"/>
      <text:p text:style-name="P21">Due May 1, 2023 on or before 6am.</text:p>
      <text:p text:style-name="P21"/>
      <text:p text:style-name="P21"/>
      <text:p text:style-name="P21"/>
      <text:p text:style-name="P21">Tentative dates:</text:p>
      <text:p text:style-name="P21"/>
      <text:p text:style-name="P21">May 1 <text:s text:c="2"/>Assignment5</text:p>
      <text:p text:style-name="P21"/>
      <text:p text:style-name="P21">May 10 <text:s/>Concept test</text:p>
      <text:p text:style-name="P21"/>
      <text:p text:style-name="P21">May 15 <text:s/>Programming test</text:p>
      <text:p text:style-name="P21"/>
      <text:p text:style-name="P22">Tentative dates. <text:s text:c="2"/>When I get a confirmation of these then this ‘tentative’ message will be remov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5" meta:paragraph-count="68" meta:word-count="869" meta:character-count="4970" meta:non-whitespace-character-count="4108"/>
  </office:meta>
</office:document-meta>
</file>